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83A188696A513A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266cm, 8.688cm, 26.268cm, 12.39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824cm" svg:height="23.099cm" svg:x="0.792cm" svg:y="1.592cm">
          <draw:image xlink:href="Pictures/10000000000005E8000007E0683A188696A513A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7T14:32:24.290080360</dc:date>
    <meta:editing-duration>PT3M45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